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fb80c" officeooo:paragraph-rsid="001fb80c"/>
    </style:style>
    <style:style style:name="P2" style:family="paragraph" style:parent-style-name="Text_20_body" style:list-style-name="L1">
      <style:text-properties officeooo:rsid="001fb80c" officeooo:paragraph-rsid="001fb80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loext:num-list-format="3.%1%" style:num-prefix="3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2"><text:span text:style-name="T1">Fill in the blanks in each of the following:</text:span></text:p>
          <text:list>
            <text:list-item>
              <text:p text:style-name="P2"><text:span text:style-name="T1">Each class declaration that begins with keyword </text:span><text:span text:style-name="T2">public</text:span><text:span text:style-name="T3"> must be stored in a file that has exactly the same name as the class and ends with the .java filename extension.</text:span></text:p>
            </text:list-item>
            <text:list-item>
              <text:p text:style-name="P2"><text:span text:style-name="T3">Keyword </text:span><text:span text:style-name="T2">class</text:span><text:span text:style-name="T3"> in a class declaration is followed immediately by the class’s name.</text:span></text:p>
            </text:list-item>
            <text:list-item>
              <text:p text:style-name="P2"><text:span text:style-name="T3">Keyword </text:span><text:span text:style-name="T2">new</text:span><text:span text:style-name="T3"> requests memory from the system to store an object, then calls the corresponding class’s constructor to initialize the object.</text:span></text:p>
            </text:list-item>
            <text:list-item>
              <text:p text:style-name="P2"><text:span text:style-name="T3">Each parameter must specify both a(n) </text:span><text:span text:style-name="T2">type</text:span><text:span text:style-name="T3"> and a(n) </text:span><text:span text:style-name="T2">name</text:span><text:span text:style-name="T3">.</text:span></text:p>
            </text:list-item>
            <text:list-item>
              <text:p text:style-name="P2"><text:span text:style-name="T3">By default, classes that are compiled in the same directory are considered to be in the same package, known as the </text:span><text:span text:style-name="T2">default package</text:span><text:span text:style-name="T3">.</text:span></text:p>
            </text:list-item>
            <text:list-item>
              <text:p text:style-name="P2"><text:span text:style-name="T3">Java provides two primitive types for storing floating-point numbers in memory: </text:span><text:span text:style-name="T2">float</text:span><text:span text:style-name="T3"> and </text:span><text:span text:style-name="T2">double</text:span><text:span text:style-name="T3">.</text:span></text:p>
            </text:list-item>
            <text:list-item>
              <text:p text:style-name="P2"><text:span text:style-name="T3">Variables of type double represent </text:span><text:span text:style-name="T2">double-precision</text:span><text:span text:style-name="T3"> floating-point numbers.</text:span></text:p>
            </text:list-item>
            <text:list-item>
              <text:p text:style-name="P2"><text:span text:style-name="T3">Scanner method </text:span><text:span text:style-name="T2">nextDouble()</text:span><text:span text:style-name="T3"> returns a double value.</text:span></text:p>
            </text:list-item>
            <text:list-item>
              <text:p text:style-name="P2"><text:span text:style-name="T3">Keyword public is an access </text:span><text:span text:style-name="T2">specifier</text:span><text:span text:style-name="T3">.</text:span></text:p>
            </text:list-item>
            <text:list-item>
              <text:p text:style-name="P2"><text:span text:style-name="T3">Return type </text:span><text:span text:style-name="T2">void</text:span><text:span text:style-name="T3"> indicates that a method will not return a value.</text:span></text:p>
            </text:list-item>
            <text:list-item>
              <text:p text:style-name="P2"><text:span text:style-name="T3">Scanner method </text:span><text:span text:style-name="T2">nextLine()</text:span><text:span text:style-name="T3"> reads characters until it encounters a newline character, than returns those characters as a String.</text:span></text:p>
            </text:list-item>
            <text:list-item>
              <text:p text:style-name="P2"><text:span text:style-name="T3">Class String is in package </text:span><text:span text:style-name="T2">java.lang</text:span><text:span text:style-name="T3">.</text:span></text:p>
            </text:list-item>
            <text:list-item>
              <text:p text:style-name="P2"><text:span text:style-name="T3">A(n) </text:span><text:span text:style-name="T2">import declaration</text:span><text:span text:style-name="T3"> is not required if you always refer to a class with its fully qualified class name.</text:span></text:p>
            </text:list-item>
            <text:list-item>
              <text:p text:style-name="P2"><text:span text:style-name="T3">A(n) </text:span><text:span text:style-name="T2">floating-point number </text:span><text:span text:style-name="T3">is a number with decimal point, such as 7.33, 0..975 or 1000.12345.</text:span></text:p>
            </text:list-item>
            <text:list-item>
              <text:p text:style-name="P2"><text:span text:style-name="T3">Variables of type float represent </text:span><text:span text:style-name="T2">single-</text:span><text:span text:style-name="T3">precision floating-point numbers.</text:span></text:p>
            </text:list-item>
            <text:list-item>
              <text:p text:style-name="P2"><text:span text:style-name="T3">The format specifier %</text:span><text:span text:style-name="T2">f</text:span><text:span text:style-name="T3"> is used to output values of type float or double.</text:span></text:p>
            </text:list-item>
            <text:list-item>
              <text:p text:style-name="P2"><text:span text:style-name="T3">Types in Java are divided into two categories – </text:span><text:span text:style-name="T2">primitive </text:span><text:span text:style-name="T3">types and </text:span><text:span text:style-name="T2">reference </text:span><text:span text:style-name="T3">typ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28:58.555588586</meta:creation-date>
    <dc:date>2024-05-04T14:41:43.325633775</dc:date>
    <meta:editing-duration>PT9S</meta:editing-duration>
    <meta:editing-cycles>1</meta:editing-cycles>
    <meta:document-statistic meta:table-count="0" meta:image-count="0" meta:object-count="0" meta:page-count="1" meta:paragraph-count="19" meta:word-count="266" meta:character-count="1597" meta:non-whitespace-character-count="1367"/>
    <meta:generator>LibreOffice/24.2.2.2$Linux_X86_64 LibreOffice_project/427a8baee0312a7693737440f205d2e411d50bad</meta:generator>
  </office:meta>
</office:document-meta>
</file>